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Titre2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Titre2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Titre2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Titre2" style:family="paragraph">
      <style:paragraph-properties fo:text-align="justify"/>
    </style:style>
  </office:automatic-styles>
  <office:body>
    <office:text text:use-soft-page-breaks="true">
      <text:h text:style-name="P1" text:outline-level="1">ASD2 – Laboratoire 4 – Fonctions et tables de hachage – Rapport</text:h>
      <text:p text:style-name="P2"/>
      <text:h text:style-name="P3" text:outline-level="2">Introduction</text:h>
      <text:p text:style-name="P4">Ce laboratoire permet d’appliquer les connaissances apprises durant le cours sur les tables et fonctions de hachage.<text:s/>Pour la partie 1 il faut comparer les différentes fonctions de hachages mise à disposition et discuté quelle fonction parait la plus adapté à notre jeu de donnée.</text:p>
      <text:h text:style-name="P5" text:outline-level="2">Partie 1</text:h>
      <text:p text:style-name="P6"/>
      <text:h text:style-name="P7" text:outline-level="2">Partie 2</text:h>
      <text:p text:style-name="P8"/>
      <text:p text:style-name="P9">En ayant supprimé le numéro AVS, le nombre de collision monte très vite car on se rend compte que beaucoup de personnes possèdent le même<text:s/>nom. Dès lors, nous avons décidés de prendre en compte tous les attributs (nom, prénom, date, genre) afin de limiter le nombre de collision en créant des « identifiants » le plus unique possible.</text:p>
      <text:p text:style-name="P10">Les performances des fonctions de hachage dépendent notamment de notre OS (implémentation de la STL différente) ainsi que de notre version de g++.</text:p>
      <text:p text:style-name="P11"/>
      <text:p text:style-name="P12">A check : impact de Gender et birthday</text:p>
      <text:h text:style-name="P13" text:outline-level="2">Conclusion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nc Jean-Luc</meta:initial-creator>
    <dc:creator>Blanc Jean-Luc</dc:creator>
    <meta:creation-date>2019-12-06T14:30:00Z</meta:creation-date>
    <dc:date>2019-12-13T12:30:00Z</dc:date>
    <meta:template xlink:href="Normal.dotm" xlink:type="simple"/>
    <meta:editing-cycles>9</meta:editing-cycles>
    <meta:editing-duration>PT3540S</meta:editing-duration>
    <meta:document-statistic meta:page-count="1" meta:paragraph-count="1" meta:word-count="140" meta:character-count="909" meta:row-count="6" meta:non-whitespace-character-count="770"/>
  </office:meta>
</office:document-meta>
</file>